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811cm" svg:height="2.921cm" svg:x="4.583cm" svg:y="17.12cm">
          <text:p text:style-name="P1">Hard driv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7.366cm" svg:height="3.048cm" svg:x="6.842cm" svg:y="12.829cm">
          <text:p text:style-name="P1">Main memory</text:p>
          <text:p text:style-name="P1">(DIMMs, DRAM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4.826cm" svg:x="7.35cm" svg:y="3.921cm">
          <text:p text:style-name="P1"/>
          <text:p text:style-name="P1"/>
          <text:p text:style-name="P1"/>
          <text:p text:style-name="P1"/>
          <text:p text:style-name="P1"/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889cm" svg:x="7.785cm" svg:y="4.637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889cm" svg:x="7.784cm" svg:y="6.336cm">
          <text:p text:style-name="P1">I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889cm" svg:x="10.685cm" svg:y="4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889cm" svg:x="10.684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7cm" svg:height="1.249cm" svg:x="7.441cm" svg:y="10.427cm">
          <text:p text:style-name="P1">Caches (SRAM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5.621cm" svg:x="2.897cm" svg:y="4.0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143cm" svg:height="15.621cm" svg:x="16.802cm" svg:y="4.1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layer="layout" svg:width="2.932cm" svg:height="0.962cm" svg:x="10.641cm" svg:y="5.372cm">
          <draw:text-box>
            <text:p>registers</text:p>
          </draw:text-box>
        </draw:frame>
        <draw:frame draw:style-name="gr4" draw:layer="layout" svg:width="5.112cm" svg:height="0.962cm" draw:transform="rotate (1.5694000633933) translate (2.952cm 15.51cm)">
          <draw:text-box>
            <text:p>speed increases</text:p>
          </draw:text-box>
        </draw:frame>
        <draw:frame draw:style-name="gr4" draw:layer="layout" svg:width="6.805cm" svg:height="0.962cm" draw:transform="rotate (-1.58545709251165) translate (17.954cm 9.269cm)">
          <draw:text-box>
            <text:p>storage size increa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8T22:14:43</meta:creation-date>
    <dc:date>2013-03-08T22:36:05</dc:date>
    <meta:editing-duration>PT10M10S</meta:editing-duration>
    <meta:editing-cycles>3</meta:editing-cycles>
    <meta:generator>LibreOffice/3.5$Linux_X86_64 LibreOffice_project/350m1$Build-2</meta:generator>
    <meta:document-statistic meta:object-count="13"/>
  </office:meta>
</office:document-meta>
</file>